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f749d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f749d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f749d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f749d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f749d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f749d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f749d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f749d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f749d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f749d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f749d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f749d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f749d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f749d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f749d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f749d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f749d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Victoria Esmeralda Hernàndez  Villalba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3/1/2016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620000457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2D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Tomàs David Pèrez Lòp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4114144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19.727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8" meta:character-count="1181" meta:non-whitespace-character-count="1011"/>
    <meta:template xlink:type="simple" xlink:actuate="onRequest" xlink:title="Normal" xlink:href=""/>
  </office:meta>
</office:document-meta>
</file>